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.2917in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Text_20_body" style:list-style-name="L2">
      <style:paragraph-properties style:line-height-at-least="0.2917in"/>
      <style:text-properties fo:color="#333333" fo:font-size="10.5pt" fo:background-color="#ffffff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fo:font-weight="normal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Preformatted_20_Text" style:list-style-name="L1"/>
    <style:style style:name="P9" style:family="paragraph" style:parent-style-name="Preformatted_20_Text">
      <style:paragraph-properties fo:margin-top="0in" fo:margin-bottom="0.1965in"/>
    </style:style>
    <style:style style:name="T1" style:family="text">
      <style:text-properties fo:color="#ff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333333" fo:font-size="10.5pt" fo:background-color="#ffffff"/>
    </style:style>
    <style:style style:name="T4" style:family="text">
      <style:text-properties fo:color="#333333" fo:background-color="#ffffff" style:font-size-asian="10.5pt"/>
    </style:style>
    <style:style style:name="T5" style:family="text">
      <style:text-properties fo:font-weight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weight-asian="normal"/>
    </style:style>
    <style:style style:name="T8" style:family="text">
      <style:text-properties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33242970" text:style-name="L1">
        <text:list-item>
          <text:p text:style-name="P2">Share Folder between the Windows 7 and Ubuntu</text:p>
          <text:p text:style-name="P2"><text:a xlink:type="simple" xlink:href="http://www.howtogeek.com/75705/access-shared-folders-in-a-virtualbox-ubuntu-11.04-virtual-machine/">http://www.howtogeek.com/75705/access-shared-folders-in-a-virtualbox-ubuntu-11.04-virtual-machine/</text:a></text:p>
        </text:list-item>
        <text:list-item>
          <text:p text:style-name="P2">Ubuntu version command here</text:p>
          <text:p text:style-name="P2"><text:a xlink:type="simple" xlink:href="http://www.watchingthenet.com/add-open-command-prompt-here-functionality-to-nautilus-in-ubuntu.html">http://www.watchingthenet.com/add-open-command-prompt-here-functionality-to-nautilus-in-ubuntu.html</text:a></text:p>
          <text:p text:style-name="P2"><text:span text:style-name="Emphasis"><text:span text:style-name="T1">sudo apt-get install nautilus-open-terminal </text:span></text:span></text:p>
        </text:list-item>
        <text:list-item>
          <text:p text:style-name="P2">Emacs and Git environment setup</text:p>
          <text:list>
            <text:list-item>
              <text:p text:style-name="P2">Run <text:span text:style-name="T2">initgit</text:span> sh</text:p>
              <text:p text:style-name="P2">sudo ./initgit</text:p>
            </text:list-item>
            <text:list-item>
              <text:p text:style-name="P2">Init the emacs configuration</text:p>
              <text:p text:style-name="P2"/>
            </text:list-item>
          </text:list>
        </text:list-item>
        <text:list-item>
          <text:p text:style-name="P3">Setup JDK 1.6</text:p>
          <text:list>
            <text:list-item>
              <text:p text:style-name="P2"><text:span text:style-name="T4">添加这个源：</text:span> </text:p>
            </text:list-item>
          </text:list>
        </text:list-item>
      </text:list>
      <text:p text:style-name="P1"><text:tab/><text:tab/>sudo add-apt-repository "<text:span text:style-name="T3">deb http://us.archive.ubuntu.com/ubuntu/ hardy multiverse" </text:span><text:span text:style-name="T4">。</text:span></text:p>
      <text:list xml:id="list2002698250" text:style-name="L2">
        <text:list-item>
          <text:list>
            <text:list-item>
              <text:list>
                <text:list-item>
                  <text:p text:style-name="P4">sudo apt-get update</text:p>
                </text:list-item>
                <text:list-item>
                  <text:p text:style-name="P4">sudo apt-get install sun-java6-jdk</text:p>
                </text:list-item>
              </text:list>
            </text:list-item>
          </text:list>
        </text:list-item>
      </text:list>
      <text:p text:style-name="P1"><text:span text:style-name="T3"><text:tab/>Check </text:span><text:a xlink:type="simple" xlink:href="http://www.2cto.com/os/201203/121724.html">http://www.2cto.com/os/201203/121724.html</text:a><text:span text:style-name="T3"> for more information or </text:span></text:p>
      <text:list xml:id="list1092486567" text:continue-list="list2133242970" text:style-name="L1">
        <text:list-item>
          <text:p text:style-name="P3">Ubuntu中Nvidia显卡3D桌面运行效率加速方法</text:p>
          <text:p text:style-name="P6">经过测试，在<text:a xlink:type="simple" xlink:href="http://www.linuxidc.com/topicnews.aspx?tid=2" office:target-frame-name="_blank" xlink:show="new">Ubuntu</text:a>中以下方法能明显提高nvidia显卡的3D桌面运行效率</text:p>
          <text:list>
            <text:list-item>
              <text:p text:style-name="P5"><text:span text:style-name="T6">.在compiz-manager的general－display settings,关闭与Vblank同步，打开这个选项，3D效果会比不打开时略好一点（但不仔细看是看不出）， <text:line-break/>但如果关闭之后，3D速度会明显提高，所以我们选择关闭它。 </text:span></text:p>
            </text:list-item>
            <text:list-item>
              <text:p text:style-name="P5">备份/etc/X11/xorg.conf,然后在里面加入以下内容 <text:line-break/>在 Section "Screen" 里面添加 <text:line-break/><text:tab/>Option "AddARGBGLXVisuals" "True" </text:p>
              <text:p text:style-name="P5">在 Section "Device" 里面添加 <text:line-break/> <text:tab/>Option "TripleBuffer" "true" </text:p>
              <text:p text:style-name="P5">在文档末尾添加<text:line-break/><text:tab/>Section "Extensions" <text:line-break/><text:tab/>Option "Composite" "Enable" <text:line-break/><text:tab/>EndSection </text:p>
            </text:list-item>
          </text:list>
        </text:list-item>
      </text:list>
      <text:p text:style-name="P7"><text:tab/> <text:s text:c="4"/>保存后，重启一下X就OK了。 </text:p>
      <text:p text:style-name="P7"><text:tab/>另外如果Ubuntu下3D桌面运行一段长时间后发现速度有较明显降低，最好是按<text:tab/>ctrl+alt+backspace重启一下X。 </text:p>
      <text:list xml:id="list1577006156" text:continue-numbering="true" text:style-name="L1">
        <text:list-item>
          <text:p text:style-name="P2">Install perforce</text:p>
          <text:p text:style-name="P8"><text:span text:style-name="Source_20_Text">tar xvfz p4v.tgz</text:span></text:p>
        </text:list-item>
      </text:list>
      <text:p text:style-name="Preformatted_20_Text"><text:span text:style-name="Source_20_Text"><text:tab/>cd p4v-2010.2.317255</text:span></text:p>
      <text:p text:style-name="Preformatted_20_Text"><text:span text:style-name="Source_20_Text"><text:tab/>sudo cp bin/* /usr/bin/</text:span></text:p>
      <text:p text:style-name="P9"><text:span text:style-name="Source_20_Text"><text:tab/>sudo cp -r lib/* /usr/lib/</text:span></text:p>
      <text:p text:style-name="P9"><text:span text:style-name="Source_20_Text"><text:tab/></text:span><text:a xlink:type="simple" xlink:href="http://superuser.com/questions/307355/installing-perforce-client-on-ubuntu"><text:span text:style-name="Source_20_Text">http://superuser.com/questions/307355/installing-perforce-client-on-ubuntu</text:span></text:a></text:p>
      <text:p text:style-name="P9"><text:soft-page-break/><text:span text:style-name="Source_20_Text"/></text:p>
      <text:list xml:id="list809065109" text:continue-numbering="true" text:style-name="L1">
        <text:list-item>
          <text:p text:style-name="P2"/>
        </text:list-item>
      </text:list>
      <text:p text:style-name="Standard"><text:s text:c="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6T10:53:24</meta:creation-date>
    <meta:editing-duration>PT01H15M14S</meta:editing-duration>
    <meta:editing-cycles>14</meta:editing-cycles>
    <meta:generator>OpenOffice.org/3.2$Linux OpenOffice.org_project/320m12$Build-9483</meta:generator>
    <meta:initial-creator>wangjiay </meta:initial-creator>
    <dc:date>2012-10-29T08:38:40</dc:date>
    <dc:creator>wangjiay </dc:creator>
    <meta:document-statistic meta:table-count="0" meta:image-count="0" meta:object-count="0" meta:page-count="2" meta:paragraph-count="30" meta:word-count="228" meta:character-count="1336"/>
  </office:meta>
</office:document-meta>
</file>